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1cd5cb" officeooo:paragraph-rsid="001cd5cb"/>
    </style:style>
    <style:style style:name="P2"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3"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4" style:family="paragraph" style:parent-style-name="Standard">
      <style:paragraph-properties fo:line-height="200%" fo:text-align="start" style:justify-single-word="false" fo:break-before="page"/>
      <style:text-properties fo:font-weight="normal" officeooo:rsid="001cd5cb" officeooo:paragraph-rsid="001cd5cb"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1cd5cb" officeooo:paragraph-rsid="002c86f0" style:font-weight-asian="normal" style:font-weight-complex="normal"/>
    </style:style>
    <style:style style:name="P6" style:family="paragraph" style:parent-style-name="Standard">
      <style:paragraph-properties fo:line-height="200%" fo:text-align="start" style:justify-single-word="false"/>
      <style:text-properties officeooo:paragraph-rsid="001cd5cb"/>
    </style:style>
    <style:style style:name="P7" style:family="paragraph" style:parent-style-name="Standard">
      <style:paragraph-properties fo:line-height="200%" fo:text-align="start" style:justify-single-word="false"/>
      <style:text-properties fo:font-weight="normal" officeooo:rsid="001cd5cb" officeooo:paragraph-rsid="001cd5cb"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244a24" officeooo:paragraph-rsid="00244a24"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25e225" officeooo:paragraph-rsid="0025e225" style:font-weight-asian="normal" style:font-weight-complex="normal"/>
    </style:style>
    <style:style style:name="P10" style:family="paragraph" style:parent-style-name="Standard">
      <style:paragraph-properties fo:line-height="200%" fo:text-align="start" style:justify-single-word="false"/>
      <style:text-properties fo:font-weight="normal" officeooo:rsid="0027520e" officeooo:paragraph-rsid="0027520e" style:font-weight-asian="normal" style:font-weight-complex="normal"/>
    </style:style>
    <style:style style:name="P11" style:family="paragraph" style:parent-style-name="Text_20_body">
      <style:paragraph-properties fo:line-height="200%" fo:text-align="start" style:justify-single-word="false" fo:break-before="page"/>
      <style:text-properties fo:font-style="normal" fo:font-weight="normal" officeooo:rsid="001cd5cb" officeooo:paragraph-rsid="001cd5cb" style:font-style-asian="normal" style:font-weight-asian="normal" style:font-style-complex="normal" style:font-weight-complex="normal"/>
    </style:style>
    <style:style style:name="P12" style:family="paragraph" style:parent-style-name="Standard">
      <style:paragraph-properties fo:line-height="200%" fo:text-align="start" style:justify-single-word="false"/>
      <style:text-properties fo:font-style="normal" fo:font-weight="normal" officeooo:rsid="001cd5cb" officeooo:paragraph-rsid="001cd5cb" style:font-style-asian="normal" style:font-weight-asian="normal" style:font-style-complex="normal" style:font-weight-complex="normal"/>
    </style:style>
    <style:style style:name="T1" style:family="text">
      <style:text-properties officeooo:rsid="00244a24"/>
    </style:style>
    <style:style style:name="T2" style:family="text">
      <style:text-properties fo:font-style="italic" officeooo:rsid="00244a24" style:font-style-asian="italic" style:font-style-complex="italic"/>
    </style:style>
    <style:style style:name="T3" style:family="text">
      <style:text-properties fo:font-style="normal" officeooo:rsid="00244a24" style:font-style-asian="normal" style:font-style-complex="normal"/>
    </style:style>
    <style:style style:name="T4" style:family="text">
      <style:text-properties fo:font-style="normal" officeooo:rsid="0027520e" style:font-style-asian="normal" style:font-style-complex="normal"/>
    </style:style>
    <style:style style:name="T5" style:family="text">
      <style:text-properties fo:font-style="normal" officeooo:rsid="002960d0" style:font-style-asian="normal" style:font-style-complex="normal"/>
    </style:style>
    <style:style style:name="T6" style:family="text">
      <style:text-properties fo:font-style="normal" officeooo:rsid="00293347" style:font-style-asian="normal" style:font-style-complex="normal"/>
    </style:style>
    <style:style style:name="T7" style:family="text">
      <style:text-properties fo:font-style="normal" officeooo:rsid="002ce21f" style:font-style-asian="normal" style:font-style-complex="normal"/>
    </style:style>
    <style:style style:name="T8" style:family="text">
      <style:text-properties fo:font-style="normal" officeooo:rsid="002c86f0" style:font-style-asian="normal" style:font-style-complex="normal"/>
    </style:style>
    <style:style style:name="T9" style:family="text">
      <style:text-properties fo:font-style="normal" fo:font-weight="normal" officeooo:rsid="002960d0" style:font-style-asian="normal" style:font-weight-asian="normal" style:font-style-complex="normal" style:font-weight-complex="normal"/>
    </style:style>
    <style:style style:name="T10" style:family="text">
      <style:text-properties fo:font-style="normal" fo:font-weight="normal" officeooo:rsid="002a1783" style:font-style-asian="normal" style:font-weight-asian="normal" style:font-style-complex="normal" style:font-weight-complex="normal"/>
    </style:style>
    <style:style style:name="T11" style:family="text">
      <style:text-properties fo:font-style="normal" fo:font-weight="normal" officeooo:rsid="002a5dfc" style:font-style-asian="normal" style:font-weight-asian="normal" style:font-style-complex="normal" style:font-weight-complex="normal"/>
    </style:style>
    <style:style style:name="T12" style:family="text">
      <style:text-properties fo:font-style="italic" officeooo:rsid="002a1783" style:font-style-asian="italic" style:font-style-complex="italic"/>
    </style:style>
    <style:style style:name="T13" style:family="text">
      <style:text-properties fo:font-style="normal" fo:font-weight="normal" officeooo:rsid="002b587a" style:font-style-asian="normal" style:font-weight-asian="normal" style:font-style-complex="normal" style:font-weight-complex="normal"/>
    </style:style>
    <style:style style:name="T14" style:family="text">
      <style:text-properties fo:font-style="normal" fo:font-weight="normal" officeooo:rsid="002ed25a" style:font-style-asian="normal" style:font-weight-asian="normal" style:font-style-complex="normal" style:font-weight-complex="normal"/>
    </style:style>
    <style:style style:name="T15" style:family="text">
      <style:text-properties fo:font-style="normal" fo:font-weight="normal" officeooo:rsid="0030cf1a" style:font-style-asian="normal" style:font-weight-asian="normal" style:font-style-complex="normal" style:font-weight-complex="normal"/>
    </style:style>
    <style:style style:name="T16" style:family="text">
      <style:text-properties fo:font-style="normal" fo:font-weight="normal" officeooo:rsid="0032643b" style:font-style-asian="normal" style:font-weight-asian="normal" style:font-style-complex="normal" style:font-weight-complex="normal"/>
    </style:style>
    <style:style style:name="T17" style:family="text">
      <style:text-properties fo:font-style="normal" fo:font-weight="normal" officeooo:rsid="00330f3e" style:font-style-asian="normal" style:font-weight-asian="normal" style:font-style-complex="normal" style:font-weight-complex="normal"/>
    </style:style>
    <style:style style:name="T18" style:family="text">
      <style:text-properties fo:font-style="normal" fo:font-weight="normal" officeooo:rsid="0034f730"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25e225" style:font-style-asian="normal" style:font-style-complex="normal"/>
    </style:style>
    <style:style style:name="T2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icking Bones with Ros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ason T. Press</text:p>
      <text:p text:style-name="P3">MUS 355: Music History II</text:p>
      <text:p text:style-name="P3">6 February 2025</text:p>
      <text:p text:style-name="P3"/>
      <text:p text:style-name="P4"><text:tab/><text:span text:style-name="T1">In his book </text:span><text:span text:style-name="T2">The Classical Style</text:span><text:span text:style-name="T3">, Charles Rosen discusses the classical era of music. </text:span><text:span text:style-name="T4">He notes that the three most prominent composers of the Classical era were Haydn, Mozart, and Beethoven. All other Classical composers attempted to mimic the style of the big three Classical composers, but fell short </text:span><text:span text:style-name="T5">in some capacity</text:span><text:span text:style-name="T4">. </text:span><text:span text:style-name="T5">Additionally, all of the music that we study today from these composers only represent their best works, not random selection from the time. </text:span></text:p>
      <text:p text:style-name="P5"><text:span text:style-name="T4"><text:tab/></text:span><text:span text:style-name="T6">One technical innovation during the 1750s that allowed for the Classical era was the introduction of equal temperament. Prior to equal temperament, intonation was based on pure intervals above a fundamental note. This </text:span><text:span text:style-name="T7">means</text:span><text:span text:style-name="T6"> that a B double flat </text:span><text:span text:style-name="T7">is</text:span><text:span text:style-name="T6"> not equal to an A natural in terms of pitch, </text:span><text:span text:style-name="T7">even though they are enharmonically equivalent</text:span><text:span text:style-name="T6">. As such, composers prior to the Classical era had a limited ability to modulate into different keys. </text:span><text:span text:style-name="T5">However, equal temperament makes all half steps an equal distance ratio apart, and all octaves at a perfect 2:1 ratio, at the expense of perfect non-octave intervals. This allows for all 12 keys to be used at any time. </text:span></text:p>
      <text:p text:style-name="P5"><text:span text:style-name="T5"><text:tab/>With the power of all keys being equally “out of tune,” composers can modulate to all 12 keys. </text:span><text:span text:style-name="T8">Prior to the invention of equal temperament, composers rarely modulated, and when they did, they modulated to related keys. However, composers in the Classical era had the freedom to modulate to every key. This freedom enabled the development of the sonata form. </text:span></text:p>
      <text:p text:style-name="P6"><text:span text:style-name="T9"><text:tab/>With all twelve keys </text:span><text:span text:style-name="T10">being equally tempered, the unique harmonic expression of each key died. Prior to equal temperament, composers like Christian Friedrich Daniel Schubart believe</text:span><text:span text:style-name="T11">d</text:span><text:span text:style-name="T10"> different keys ha</text:span><text:span text:style-name="T11">d</text:span><text:span text:style-name="T10"> innate characteristics, which Schubart expresse</text:span><text:span text:style-name="T11">s </text:span><text:span text:style-name="T10">in his treatise </text:span><text:span text:style-name="T12">Ideen zu einer Ästhetik der Tonkunst</text:span><text:span text:style-name="T10">. </text:span><text:span text:style-name="T11">However, Rosen claims that Beethoven’s claim of being able to distinguish </text:span><text:span text:style-name="T13">pieces in </text:span><text:span text:style-name="T11">the keys of C sharp </text:span><text:span text:style-name="T13">versus</text:span><text:span text:style-name="T11"> D flat, which </text:span><text:span text:style-name="T13">do sound different under non-equal temperament tuning systems but are harmonically indistinguishable, is dubious, as the only difference between the keys in an equal tempered tuning system is one of expression and philosophy, not of pitch. </text:span><text:span text:style-name="T14">However, the idea that certain keys should be used for certain emotions did not go away with the death of harmonic </text:span><text:soft-page-break/><text:span text:style-name="T14">expression: different instruments </text:span><text:span text:style-name="T15">prefer to play in different keys, but equal temperament makes sure all keys are all equally in tune. </text:span></text:p>
      <text:p text:style-name="P6"><text:span text:style-name="T13"><text:tab/></text:span><text:span text:style-name="T16">One claim that Rosen makes is that Beethoven is the same as Haydn and Mozart, and not a revolutionary like so many believe he is. Rosen substantiates this claim by citing that Beethoven uses the same musical language as Haydn and Mozart, and uses the same structure upon analysis. </text:span><text:span text:style-name="T17">However, what marks Beethoven as a revolutionary among his contemporaries is his heavy use of emotion in his pieces. </text:span><text:span text:style-name="T18">In contrast to Haydn’s 106 and Mozart’s 44 symphonies, Beethoven only wrote nine. Additionally, while only a few of Haydn’s and Mozart’s symphonies are still programmed today, all nine of Beethoven’s are still regularly programmed. Part of this reason is how much more time Beethoven put into each one them, fueled by his troubled life channeled through his music. This pouring of passion into all of his work is what sets Beethoven apart.</text:span></text:p>
      <text:p text:style-name="P7"><text:span text:style-name="T3"/></text:p>
      <text:p text:style-name="P8"><text:span text:style-name="T19">1. Bashes the word “style” but then admits there is definitely a classical style </text:span><text:span text:style-name="T20">p. 20</text:span></text:p>
      <text:p text:style-name="P9"><text:span text:style-name="T19">2. People tried to copy the “style” of Haydn, Mozart, and Beethoven p. 19</text:span></text:p>
      <text:p text:style-name="P9"><text:span text:style-name="T19">3. We only care about the best works of a composer, and only the best composers p. 22</text:span></text:p>
      <text:p text:style-name="P9"><text:span text:style-name="T19">4. </text:span><text:span text:style-name="T4">Equal temperament allows for all 12 keys to be used effectively, in a single piece, without the need to modulate p. 25</text:span></text:p>
      <text:p text:style-name="P10"><text:span text:style-name="T19">5. Equal temperament kills the expression each key had given to it by just intonation (i.e. how perfect it is), but that didn’t stop composers from “feeling” different things with different keys</text:span></text:p>
      <text:p text:style-name="P10"><text:span text:style-name="T19">6. The adoption of a more horizontal approach to chords allows for new uses of chords/bass (like the Alberti bass), ending traditional contrapuntal composition p. 29</text:span></text:p>
      <text:p text:style-name="P11">Rosen, Charles. <text:span text:style-name="T21">The classical style: Haydn, Mozart, Beethoven</text:span>. London: Faber and Faber, 2005. </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58a00" officeooo:paragraph-rsid="00358a00"/>
    </style:style>
    <style:style style:name="MP2" style:family="paragraph" style:parent-style-name="Header_20_left">
      <style:paragraph-properties fo:text-align="start" style:justify-single-word="false"/>
    </style:style>
    <style:style style:name="MT1" style:family="text">
      <style:text-properties officeooo:rsid="00358a00"/>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2<text:bookmark-end text:name="PageNumWizard_HEADER_Default Page Style1"/></text:p>
      </style:header>
      <style:header-left>
        <text:p text:style-name="MP2"><text:tab/><text:tab/><text:bookmark-start text:name="PageNumWizard_HEADER_Default Page Style2"/><text:span text:style-name="MT1">3</text:span><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4:07:31.065241942</meta:creation-date>
    <dc:date>2025-02-05T23:14:04.382661483</dc:date>
    <meta:editing-duration>PT37M6S</meta:editing-duration>
    <meta:editing-cycles>7</meta:editing-cycles>
    <meta:generator>LibreOffice/24.8.4.2$MacOSX_AARCH64 LibreOffice_project/bb3cfa12c7b1bf994ecc5649a80400d06cd71002</meta:generator>
    <meta:document-statistic meta:table-count="0" meta:image-count="0" meta:object-count="0" meta:page-count="4" meta:paragraph-count="18" meta:word-count="690" meta:character-count="4141" meta:non-whitespace-character-count="3457"/>
  </office:meta>
</office:document-meta>
</file>